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5.433cm"/>
    </style:style>
    <style:style style:name="co7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36">
      <style:text-properties fo:language="en" fo:country="US"/>
    </style:style>
    <style:style style:name="ce4" style:family="table-cell" style:parent-style-name="Default" style:data-style-name="N44">
      <style:text-properties fo:language="en" fo:country="US"/>
    </style:style>
    <style:style style:name="ce5" style:family="table-cell" style:parent-style-name="Default" style:data-style-name="N190">
      <style:text-properties fo:language="en" fo:country="US"/>
    </style:style>
    <style:style style:name="ce6" style:family="table-cell" style:parent-style-name="Default" style:data-style-name="N0">
      <style:text-properties fo:language="en" fo:country="US"/>
    </style:style>
    <style:style style:name="ce7" style:family="table-cell" style:parent-style-name="Default" style:data-style-name="N36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8" style:family="table-cell" style:parent-style-name="Default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9" style:family="table-cell" style:parent-style-name="Default" style:data-style-name="N41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0" style:family="table-cell" style:parent-style-name="Default" style:data-style-name="N188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1" style:family="table-cell" style:parent-style-name="Default" style:data-style-name="N0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2" style:family="table-cell" style:parent-style-name="Default" style:data-style-name="N50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3" style:family="table-cell" style:parent-style-name="Default" style:data-style-name="N186">
      <style:text-properties fo:language="en" fo:country="US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15"/>
        <table:table-column table:style-name="co6" table:default-cell-style-name="ce2"/>
        <table:table-column table:style-name="co7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6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(now)</text:p>
          </table:table-cell>
          <table:table-cell table:style-name="ce5" table:formula="oooc:=NOW()" office:value-type="float" office:value="39423.6953356481">
            <text:p>2007-12-07 16:41:17</text:p>
          </table:table-cell>
          <table:table-cell table:style-name="ce7"/>
          <table:table-cell table:style-name="ce8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NOW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2">
          <table:table-cell office:value-type="string">
            <text:p>(today)</text:p>
          </table:table-cell>
          <table:table-cell table:style-name="ce6" table:formula="oooc:=TODAY()" office:value-type="date" office:date-value="2007-12-07">
            <text:p>07.12.07</text:p>
          </table:table-cell>
          <table:table-cell table:style-name="ce7"/>
          <table:table-cell table:style-name="ce8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TODAY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table:style-name="ce3" office:value-type="date" office:date-value="2007-12-31">
            <text:p>31.12.2007</text:p>
          </table:table-cell>
          <table:table-cell table:style-name="ce3" table:formula="oooc:=DATE([.C6];[.D6];[.E6])" office:value-type="date" office:date-value="2007-12-31">
            <text:p>31.12.2007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1">
            <text:p>31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DATE</text:p>
          </table:table-cell>
          <table:table-cell table:number-columns-repeated="244"/>
        </table:table-row>
        <table:table-row table:style-name="ro3">
          <table:table-cell table:style-name="ce3" office:value-type="date" office:date-value="1961-04-12">
            <text:p>12.04.1961</text:p>
          </table:table-cell>
          <table:table-cell table:style-name="ce3" table:formula="oooc:=DATE([.C7];[.D7];[.E7])" office:value-type="date" office:date-value="1961-04-12">
            <text:p>12.04.1961</text:p>
          </table:table-cell>
          <table:table-cell table:style-name="ce8" office:value-type="float" office:value="1961">
            <text:p>196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1907-06-05">
            <text:p>05.06.1907</text:p>
          </table:table-cell>
          <table:table-cell table:style-name="ce3" table:formula="oooc:=DATE([.C8];[.D8];[.E8])" office:value-type="date" office:date-value="2007-06-05">
            <text:p>05.06.200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2005-01-04">
            <text:p>04.01.2005</text:p>
          </table:table-cell>
          <table:table-cell table:style-name="ce3" table:formula="oooc:=DATE([.C9];[.D9];[.E9])" office:value-type="date" office:date-value="2005-01-04">
            <text:p>04.01.2005</text:p>
          </table:table-cell>
          <table:table-cell table:style-name="ce8" office:value-type="float" office:value="2003">
            <text:p>200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65">
            <text:p>65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2006-11-19">
            <text:p>19.11.2006</text:p>
          </table:table-cell>
          <table:table-cell table:style-name="ce3" table:formula="oooc:=DATE([.C10];[.D10];[.E10])" office:value-type="date" office:date-value="2006-11-19">
            <text:p>19.11.2006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73">
            <text:p>-73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3"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table:style-name="ce4" office:value-type="time" office:time-value="PT02H03M04S">
            <text:p>02:03:04</text:p>
          </table:table-cell>
          <table:table-cell table:style-name="ce4" table:formula="oooc:=TIME([.C12];[.D12];[.E12])" office:value-type="time" office:time-value="PT02H03M04S">
            <text:p>02:03:0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IME</text:p>
          </table:table-cell>
          <table:table-cell table:number-columns-repeated="244"/>
        </table:table-row>
        <table:table-row table:style-name="ro3">
          <table:table-cell table:style-name="ce4" office:value-type="time" office:time-value="PT16H55M59S">
            <text:p>16:55:59</text:p>
          </table:table-cell>
          <table:table-cell table:style-name="ce4" table:formula="oooc:=TIME([.C13];[.D13];[.E13])" office:value-type="time" office:time-value="PT16H55M59S">
            <text:p>16:55:5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59">
            <text:p>59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4" office:value-type="time" office:time-value="PT16H19M16S">
            <text:p>16:19:16</text:p>
          </table:table-cell>
          <table:table-cell table:style-name="ce4" table:formula="oooc:=TIME([.C14];[.D14];[.E14])" office:value-type="time" office:time-value="PT40H19M16S">
            <text:p>40:19:16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76">
            <text:p>76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4" office:value-type="time" office:time-value="PT23H33M20S">
            <text:p>23:33:20</text:p>
          </table:table-cell>
          <table:table-cell table:style-name="ce4" table:formula="oooc:=TIME([.C15];[.D15];[.E15])" office:value-type="time" office:time-value="PT95H33M20S">
            <text:p>95:33:2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4000">
            <text:p>-4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45">
            <text:p>45</text:p>
          </table:table-cell>
          <table:table-cell table:style-name="ce6" table:formula="oooc:=SECOND([.C17])" office:value-type="float" office:value="45">
            <text:p>45</text:p>
          </table:table-cell>
          <table:table-cell table:style-name="ce9" office:value-type="time" office:time-value="PT12H30M45S">
            <text:p>12:30: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ECOND</text:p>
          </table:table-cell>
          <table:table-cell table:number-columns-repeated="244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SECOND([.C18])" office:value-type="float" office:value="0">
            <text:p>0</text:p>
          </table:table-cell>
          <table:table-cell table:style-name="ce10" office:value-type="date" office:date-value="1996-06-06T12:00:00">
            <text:p>1996-06-06 12:00: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6" table:formula="oooc:=SECOND([.C19])" office:value-type="float" office:value="59">
            <text:p>59</text:p>
          </table:table-cell>
          <table:table-cell table:style-name="ce10" office:value-type="date" office:date-value="1909-12-31T23:59:59">
            <text:p>1909-12-31 23:59:5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6" table:formula="oooc:=SECOND([.C20])" office:value-type="float" office:value="59">
            <text:p>59</text:p>
          </table:table-cell>
          <table:table-cell table:style-name="ce11" office:value-type="float" office:value="3653.999994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SECOND([.C21])" office:value-type="float" office:value="0">
            <text:p>0</text:p>
          </table:table-cell>
          <table:table-cell table:style-name="ce11" office:value-type="float" office:value="3653.999995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6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30">
            <text:p>30</text:p>
          </table:table-cell>
          <table:table-cell table:style-name="ce6" table:formula="oooc:=MINUTE([.C23])" office:value-type="float" office:value="30">
            <text:p>30</text:p>
          </table:table-cell>
          <table:table-cell table:style-name="ce9" office:value-type="time" office:time-value="PT12H30M45S">
            <text:p>12:30: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INUTE</text:p>
          </table:table-cell>
          <table:table-cell table:number-columns-repeated="244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MINUTE([.C24])" office:value-type="float" office:value="0">
            <text:p>0</text:p>
          </table:table-cell>
          <table:table-cell table:style-name="ce10" office:value-type="date" office:date-value="1996-06-06T12:00:00">
            <text:p>1996-06-06 12:00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6" table:formula="oooc:=MINUTE([.C25])" office:value-type="float" office:value="59">
            <text:p>59</text:p>
          </table:table-cell>
          <table:table-cell table:style-name="ce10" office:value-type="date" office:date-value="1909-12-31T23:59:59">
            <text:p>1909-12-31 23:59: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6" table:formula="oooc:=MINUTE([.C26])" office:value-type="float" office:value="59">
            <text:p>59</text:p>
          </table:table-cell>
          <table:table-cell table:style-name="ce11" office:value-type="float" office:value="3653.999994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MINUTE([.C27])" office:value-type="float" office:value="0">
            <text:p>0</text:p>
          </table:table-cell>
          <table:table-cell table:style-name="ce11" office:value-type="float" office:value="3653.999995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6"/>
          <table:table-cell table:number-columns-repeated="254"/>
        </table:table-row>
        <table:table-row table:style-name="ro3">
          <table:table-cell office:value-type="float" office:value="12">
            <text:p>12</text:p>
          </table:table-cell>
          <table:table-cell table:style-name="ce6" table:formula="oooc:=HOUR([.C29])" office:value-type="float" office:value="12">
            <text:p>12</text:p>
          </table:table-cell>
          <table:table-cell table:style-name="ce9" office:value-type="time" office:time-value="PT12H30M45S">
            <text:p>12:30: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HOUR</text:p>
          </table:table-cell>
          <table:table-cell table:number-columns-repeated="244"/>
        </table:table-row>
        <table:table-row table:style-name="ro3">
          <table:table-cell office:value-type="float" office:value="12">
            <text:p>12</text:p>
          </table:table-cell>
          <table:table-cell table:style-name="ce6" table:formula="oooc:=HOUR([.C30])" office:value-type="float" office:value="12">
            <text:p>12</text:p>
          </table:table-cell>
          <table:table-cell table:style-name="ce10" office:value-type="date" office:date-value="1996-06-06T12:00:00">
            <text:p>1996-06-06 12:00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23">
            <text:p>23</text:p>
          </table:table-cell>
          <table:table-cell table:style-name="ce6" table:formula="oooc:=HOUR([.C31])" office:value-type="float" office:value="23">
            <text:p>23</text:p>
          </table:table-cell>
          <table:table-cell table:style-name="ce10" office:value-type="date" office:date-value="1909-12-31T23:59:59">
            <text:p>1909-12-31 23:59: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23">
            <text:p>23</text:p>
          </table:table-cell>
          <table:table-cell table:style-name="ce6" table:formula="oooc:=HOUR([.C32])" office:value-type="float" office:value="23">
            <text:p>23</text:p>
          </table:table-cell>
          <table:table-cell table:style-name="ce11" office:value-type="float" office:value="3653.999994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HOUR([.C33])" office:value-type="float" office:value="24">
            <text:p>24</text:p>
          </table:table-cell>
          <table:table-cell table:style-name="ce11" office:value-type="float" office:value="3653.999995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7">
            <text:p>7</text:p>
          </table:table-cell>
          <table:table-cell table:style-name="ce6" table:formula="oooc:=WEEKDAY([.C35])" office:value-type="float" office:value="7">
            <text:p>7</text:p>
          </table:table-cell>
          <table:table-cell table:style-name="ce7" office:value-type="date" office:date-value="2008-01-05">
            <text:p>05.01.200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WEEKDAY</text:p>
          </table:table-cell>
          <table:table-cell table:number-columns-repeated="244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WEEKDAY([.C36])" office:value-type="float" office:value="1">
            <text:p>1</text:p>
          </table:table-cell>
          <table:table-cell table:style-name="ce7" office:value-type="date" office:date-value="2008-01-06">
            <text:p>06.01.200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7">
            <text:p>7</text:p>
          </table:table-cell>
          <table:table-cell table:style-name="ce6" table:formula="oooc:=WEEKDAY([.C37];[.D37])" office:value-type="float" office:value="7">
            <text:p>7</text:p>
          </table:table-cell>
          <table:table-cell table:style-name="ce7" office:value-type="date" office:date-value="2008-01-05">
            <text:p>05.01.2008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WEEKDAY([.C38];[.D38])" office:value-type="float" office:value="1">
            <text:p>1</text:p>
          </table:table-cell>
          <table:table-cell table:style-name="ce7" office:value-type="date" office:date-value="2008-01-06">
            <text:p>06.01.2008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7">
            <text:p>7</text:p>
          </table:table-cell>
          <table:table-cell table:style-name="ce6" table:formula="oooc:=WEEKDAY([.C39];[.D39])" office:value-type="float" office:value="7">
            <text:p>7</text:p>
          </table:table-cell>
          <table:table-cell table:style-name="ce7" office:value-type="date" office:date-value="2008-01-06">
            <text:p>06.01.2008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WEEKDAY([.C40];[.D40])" office:value-type="float" office:value="1">
            <text:p>1</text:p>
          </table:table-cell>
          <table:table-cell table:style-name="ce7" office:value-type="date" office:date-value="2008-01-07">
            <text:p>07.01.2008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6">
            <text:p>6</text:p>
          </table:table-cell>
          <table:table-cell table:style-name="ce6" table:formula="oooc:=WEEKDAY([.C41];[.D41])" office:value-type="float" office:value="6">
            <text:p>6</text:p>
          </table:table-cell>
          <table:table-cell table:style-name="ce7" office:value-type="date" office:date-value="2008-01-06">
            <text:p>06.01.2008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WEEKDAY([.C42];[.D42])" office:value-type="float" office:value="0">
            <text:p>0</text:p>
          </table:table-cell>
          <table:table-cell table:style-name="ce7" office:value-type="date" office:date-value="2008-01-07">
            <text:p>07.01.2008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WEEKDAY([.C43];[.D43])" office:value-type="float" office:value="0">
            <text:p>0</text:p>
          </table:table-cell>
          <table:table-cell table:style-name="ce7" office:value-type="date" office:date-value="2008-01-07">
            <text:p>07.01.2008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string">
            <text:p>!NUM:FE</text:p>
          </table:table-cell>
          <table:table-cell table:style-name="ce6" table:formula="oooc:=WEEKDAY([.C44];[.D44])" office:value-type="float" office:value="0">
            <text:p>0</text:p>
          </table:table-cell>
          <table:table-cell table:style-name="ce7" office:value-type="date" office:date-value="2008-01-07">
            <text:p>07.01.2008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DAY([.C46])" office:value-type="float" office:value="1">
            <text:p>1</text:p>
          </table:table-cell>
          <table:table-cell table:style-name="ce7" office:value-type="date" office:date-value="2010-01-01">
            <text:p>01.01.20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AY</text:p>
          </table:table-cell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style-name="ce6" table:formula="oooc:=DAY([.C47])" office:value-type="float" office:value="6">
            <text:p>6</text:p>
          </table:table-cell>
          <table:table-cell table:style-name="ce12" office:value-type="date" office:date-value="1996-06-06T12:00:00">
            <text:p>06.06.96 12: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31">
            <text:p>31</text:p>
          </table:table-cell>
          <table:table-cell table:style-name="ce6" table:formula="oooc:=DAY([.C48])" office:value-type="float" office:value="31">
            <text:p>31</text:p>
          </table:table-cell>
          <table:table-cell table:style-name="ce7" office:value-type="date" office:date-value="1909-12-31">
            <text:p>31.12.190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6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MONTH([.C50])" office:value-type="float" office:value="1">
            <text:p>1</text:p>
          </table:table-cell>
          <table:table-cell table:style-name="ce7" office:value-type="date" office:date-value="2010-01-01">
            <text:p>01.01.20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ONTH</text:p>
          </table:table-cell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style-name="ce6" table:formula="oooc:=MONTH([.C51])" office:value-type="float" office:value="6">
            <text:p>6</text:p>
          </table:table-cell>
          <table:table-cell table:style-name="ce12" office:value-type="date" office:date-value="1996-06-06T12:00:00">
            <text:p>06.06.96 12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12">
            <text:p>12</text:p>
          </table:table-cell>
          <table:table-cell table:style-name="ce6" table:formula="oooc:=MONTH([.C52])" office:value-type="float" office:value="12">
            <text:p>12</text:p>
          </table:table-cell>
          <table:table-cell table:style-name="ce7" office:value-type="date" office:date-value="1909-12-31">
            <text:p>31.12.19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6"/>
          <table:table-cell table:number-columns-repeated="254"/>
        </table:table-row>
        <table:table-row table:style-name="ro3">
          <table:table-cell office:value-type="float" office:value="2010">
            <text:p>2010</text:p>
          </table:table-cell>
          <table:table-cell table:style-name="ce6" table:formula="oooc:=YEAR([.C54])" office:value-type="float" office:value="2010">
            <text:p>2010</text:p>
          </table:table-cell>
          <table:table-cell table:style-name="ce7" office:value-type="date" office:date-value="2010-01-01">
            <text:p>01.01.20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YEAR</text:p>
          </table:table-cell>
          <table:table-cell table:number-columns-repeated="244"/>
        </table:table-row>
        <table:table-row table:style-name="ro3">
          <table:table-cell office:value-type="float" office:value="1996">
            <text:p>1996</text:p>
          </table:table-cell>
          <table:table-cell table:style-name="ce6" table:formula="oooc:=YEAR([.C55])" office:value-type="float" office:value="1996">
            <text:p>1996</text:p>
          </table:table-cell>
          <table:table-cell table:style-name="ce12" office:value-type="date" office:date-value="1996-06-06T12:00:00">
            <text:p>06.06.96 12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1909">
            <text:p>1909</text:p>
          </table:table-cell>
          <table:table-cell table:style-name="ce6" table:formula="oooc:=YEAR([.C56])" office:value-type="float" office:value="1909">
            <text:p>1909</text:p>
          </table:table-cell>
          <table:table-cell table:style-name="ce7" office:value-type="date" office:date-value="1909-12-31">
            <text:p>31.12.19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 table:number-rows-repeated="6">
          <table:table-cell table:number-columns-repeated="256"/>
        </table:table-row>
        <table:table-row table:style-name="ro2" table:number-rows-repeated="2">
          <table:table-cell table:number-columns-repeated="2"/>
          <table:table-cell table:style-name="ce13"/>
          <table:table-cell table:number-columns-repeated="253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table:number-columns-repeated="2"/>
          <table:table-cell table:style-name="ce13"/>
          <table:table-cell table:number-columns-repeated="253"/>
        </table:table-row>
        <table:table-row table:style-name="ro2" table:number-rows-repeated="6546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83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85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85">
      <number:text-content/>
      <style:map style:condition="value()&gt;=0" style:apply-style-name="N185P0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 number:textual="true"/>
      <number:text>.</number:text>
      <number:year number:style="long"/>
    </number:date-style>
    <number:date-style style:name="N18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90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90">
      <number:text-content/>
      <style:map style:condition="value()&gt;=0" style:apply-style-name="N190P0"/>
    </number:text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 </number:text>
      <number:number number: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2" number:min-integer-digits="1" number:grouping="true"/>
      <number:text> </number:text>
    </number:number-style>
    <number:number-style style:name="N208P1" style:volatile="true">
      <number:text> $(</number:text>
      <number:number number:decimal-places="2" number:min-integer-digits="1" number:grouping="true"/>
      <number:text>)</number:text>
    </number:number-style>
    <number:number-style style:name="N208P2" style:volatile="true">
      <number:text> $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07.12.2007</text:date>, <text:time>16:4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2-07T16:43:42</dc:date>
    <meta:editing-cycles>9</meta:editing-cycles>
    <meta:editing-duration>PT1H49M19S</meta:editing-duration>
    <meta:user-defined meta:name="Info 1"/>
    <meta:user-defined meta:name="Info 2"/>
    <meta:user-defined meta:name="Info 3"/>
    <meta:user-defined meta:name="Info 4"/>
    <meta:document-statistic meta:table-count="1" meta:cell-count="234"/>
  </office:meta>
</office:document-meta>
</file>